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585858" svg:stroke-opacity="100%" draw:fill="solid" draw:fill-color="#7a7a7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ffffff" svg:stroke-opacity="100%" draw:fill="solid" draw:fill-color="#7a7a7a" draw:opacity="100%" draw:textarea-horizontal-align="center" draw:textarea-vertical-align="middle" draw:auto-grow-height="false" draw:auto-grow-width="false" fo:padding-top="0.052cm" fo:padding-bottom="0.052cm" fo:padding-left="1.07cm" fo:padding-right="0.966cm" fo:wrap-option="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4.517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2.159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71cm" svg:stroke-color="#c00000" svg:stroke-opacity="100%" draw:fill="solid" draw:fill-color="#c00000" draw:opacity="100%" draw:textarea-horizontal-align="center" draw:textarea-vertical-align="middle" draw:auto-grow-height="false" draw:auto-grow-width="false" fo:min-height="1.881cm" fo:min-width="5.59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Master1-Layout1-title-Titelfoli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cc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c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custom-shape draw:name="Flussdiagramm: Magnetplattenspeicher 8" draw:style-name="gr1" draw:text-style-name="P2" draw:layer="layout" svg:width="3.73cm" svg:height="5.47cm" svg:x="14.9cm" svg:y="9.525cm">
          <text:p text:style-name="P1"><text:span text:style-name="T1">models</text:span><text:span text:style-name="T2">.py</text:span></text:p>
          <draw:enhanced-geometry svg:viewBox="0 0 1342641 1969207" draw:text-areas="?f14 ?f12 ?f17 ?f18" draw:glue-points="?f11 ?f12 ?f11 ?f13 ?f14 ?f15 ?f11 ?f16 ?f17 ?f15" draw:type="non-primitive" draw:enhanced-path="S M 0 328201 A ?f58 ?f59 ?f60 ?f61 0 328201 ?f55 ?f57 W ?f62 ?f63 ?f64 ?f65 0 328201 ?f55 ?f57 L 1342641 1641006 A ?f101 ?f102 ?f103 ?f104 1342641 1641006 ?f98 ?f100 W ?f105 ?f106 ?f107 ?f108 1342641 1641006 ?f98 ?f100 Z N F M 1342641 328201 A ?f101 ?f113 ?f103 ?f114 1342641 328201 ?f98 ?f112 W ?f105 ?f115 ?f107 ?f116 1342641 328201 ?f98 ?f112 N F M 0 328201 A ?f58 ?f59 ?f60 ?f61 0 328201 ?f55 ?f57 W ?f62 ?f63 ?f64 ?f65 0 328201 ?f55 ?f57 L 1342641 1641006 A ?f101 ?f102 ?f103 ?f104 1342641 1641006 ?f98 ?f100 W ?f105 ?f106 ?f107 ?f108 1342641 1641006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342641"/>
            <draw:equation draw:name="f10" draw:formula="?f6 / 1969207"/>
            <draw:equation draw:name="f11" draw:formula="671321 / ?f9"/>
            <draw:equation draw:name="f12" draw:formula="656402 / ?f10"/>
            <draw:equation draw:name="f13" draw:formula="0 / ?f10"/>
            <draw:equation draw:name="f14" draw:formula="0 / ?f9"/>
            <draw:equation draw:name="f15" draw:formula="984604 / ?f10"/>
            <draw:equation draw:name="f16" draw:formula="1969207 / ?f10"/>
            <draw:equation draw:name="f17" draw:formula="1342641 / ?f9"/>
            <draw:equation draw:name="f18" draw:formula="1641006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671321"/>
            <draw:equation draw:name="f30" draw:formula="sin(?f26)"/>
            <draw:equation draw:name="f31" draw:formula="0 - ?f30"/>
            <draw:equation draw:name="f32" draw:formula="?f31 * 328201"/>
            <draw:equation draw:name="f33" draw:formula="sqrt(?f29 * ?f29 + ?f32 * ?f32 + 0 * 0)"/>
            <draw:equation draw:name="f34" draw:formula="671321 * 328201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328201 - ?f37"/>
            <draw:equation draw:name="f39" draw:formula="?f36 - 671321"/>
            <draw:equation draw:name="f40" draw:formula="?f38 - 328201"/>
            <draw:equation draw:name="f41" draw:formula="?f36 + 671321"/>
            <draw:equation draw:name="f42" draw:formula="?f38 + 328201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671321"/>
            <draw:equation draw:name="f49" draw:formula="sin(?f45)"/>
            <draw:equation draw:name="f50" draw:formula="0 - ?f49"/>
            <draw:equation draw:name="f51" draw:formula="?f50 * 328201"/>
            <draw:equation draw:name="f52" draw:formula="sqrt(?f48 * ?f48 + ?f51 * ?f51 + 0 * 0)"/>
            <draw:equation draw:name="f53" draw:formula="671321 * 328201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328201, ?f40)"/>
            <draw:equation draw:name="f60" draw:formula="if(?f22, 0, ?f41)"/>
            <draw:equation draw:name="f61" draw:formula="if(?f22, 328201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671321"/>
            <draw:equation draw:name="f73" draw:formula="sin(?f69)"/>
            <draw:equation draw:name="f74" draw:formula="0 - ?f73"/>
            <draw:equation draw:name="f75" draw:formula="?f74 * 328201"/>
            <draw:equation draw:name="f76" draw:formula="sqrt(?f72 * ?f72 + ?f75 * ?f75 + 0 * 0)"/>
            <draw:equation draw:name="f77" draw:formula="671321 * 328201 / ?f76"/>
            <draw:equation draw:name="f78" draw:formula="?f74 * ?f77"/>
            <draw:equation draw:name="f79" draw:formula="1342641 - ?f78"/>
            <draw:equation draw:name="f80" draw:formula="?f71 * ?f77"/>
            <draw:equation draw:name="f81" draw:formula="1641006 - ?f80"/>
            <draw:equation draw:name="f82" draw:formula="?f79 - 671321"/>
            <draw:equation draw:name="f83" draw:formula="?f81 - 328201"/>
            <draw:equation draw:name="f84" draw:formula="?f79 + 671321"/>
            <draw:equation draw:name="f85" draw:formula="?f81 + 328201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671321"/>
            <draw:equation draw:name="f92" draw:formula="sin(?f88)"/>
            <draw:equation draw:name="f93" draw:formula="0 - ?f92"/>
            <draw:equation draw:name="f94" draw:formula="?f93 * 328201"/>
            <draw:equation draw:name="f95" draw:formula="sqrt(?f91 * ?f91 + ?f94 * ?f94 + 0 * 0)"/>
            <draw:equation draw:name="f96" draw:formula="671321 * 328201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342641, ?f82)"/>
            <draw:equation draw:name="f102" draw:formula="if(?f22, 1641006, ?f83)"/>
            <draw:equation draw:name="f103" draw:formula="if(?f22, 1342641, ?f84)"/>
            <draw:equation draw:name="f104" draw:formula="if(?f22, 1641006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328201 - ?f80"/>
            <draw:equation draw:name="f110" draw:formula="?f109 - 328201"/>
            <draw:equation draw:name="f111" draw:formula="?f109 + 328201"/>
            <draw:equation draw:name="f112" draw:formula="?f109 + ?f99"/>
            <draw:equation draw:name="f113" draw:formula="if(?f22, 328201, ?f110)"/>
            <draw:equation draw:name="f114" draw:formula="if(?f22, 328201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Rechteck 4" draw:style-name="gr1" draw:text-style-name="P3" draw:layer="layout" svg:width="12.401cm" svg:height="5.001cm" svg:x="3.67cm" svg:y="3.299cm">
          <text:p/>
          <draw:enhanced-geometry svg:viewBox="0 0 21600 21600" draw:type="non-primitive" draw:enhanced-path="M 0 0 L 21600 0 21600 21600 0 21600 Z N"/>
        </draw:custom-shape>
        <draw:custom-shape draw:name="Rechteck 5" draw:style-name="gr1" draw:text-style-name="P3" draw:layer="layout" svg:width="3.8cm" svg:height="5.001cm" svg:x="17.563cm" svg:y="3.299cm">
          <text:p/>
          <draw:enhanced-geometry svg:viewBox="0 0 21600 21600" draw:type="non-primitive" draw:enhanced-path="M 0 0 L 21600 0 21600 21600 0 21600 Z N"/>
        </draw:custom-shape>
        <draw:g draw:name="Diagramm 3">
          <draw:custom-shape draw:style-name="gr2" draw:text-style-name="P3" draw:layer="layout" svg:width="4.572cm" svg:height="1.829cm" svg:x="4.212cm" svg:y="5.785cm">
            <text:p text:style-name="P4"><text:span text:style-name="T3">middleware</text:span></text:p>
            <draw:enhanced-geometry svg:viewBox="0 0 1646039 658415" draw:text-areas="?f22 ?f24 ?f23 ?f25" draw:glue-points="?f15 ?f16 ?f17 ?f16 ?f18 ?f19 ?f17 ?f20 ?f15 ?f20 ?f21 ?f19 ?f15 ?f16" draw:type="non-primitive" draw:enhanced-path="M 0 0 L 1316832 0 1646039 329208 1316832 658415 0 658415 329208 32920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3" draw:layer="layout" svg:width="4.572cm" svg:height="1.829cm" svg:x="8.327cm" svg:y="5.785cm">
            <text:p text:style-name="P4"><text:span text:style-name="T3">urls</text:span><text:span text:style-name="T4">.py</text:span></text:p>
            <draw:enhanced-geometry svg:viewBox="0 0 1646039 658415" draw:text-areas="?f22 ?f24 ?f23 ?f25" draw:glue-points="?f15 ?f16 ?f17 ?f16 ?f18 ?f19 ?f17 ?f20 ?f15 ?f20 ?f21 ?f19 ?f15 ?f16" draw:type="non-primitive" draw:enhanced-path="M 0 0 L 1316832 0 1646039 329208 1316832 658415 0 658415 329208 32920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3" draw:layer="layout" svg:width="4.572cm" svg:height="1.829cm" svg:x="12.442cm" svg:y="5.785cm">
            <text:p text:style-name="P4"><text:span text:style-name="T3">views</text:span><text:span text:style-name="T4">.py</text:span></text:p>
            <draw:enhanced-geometry svg:viewBox="0 0 1646039 658415" draw:text-areas="?f22 ?f24 ?f23 ?f25" draw:glue-points="?f15 ?f16 ?f17 ?f16 ?f18 ?f19 ?f17 ?f20 ?f15 ?f20 ?f21 ?f19 ?f15 ?f16" draw:type="non-primitive" draw:enhanced-path="M 0 0 L 1316832 0 1646039 329208 1316832 658415 0 658415 329208 32920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3" draw:layer="layout" svg:width="4.572cm" svg:height="1.829cm" svg:x="16.557cm" svg:y="5.785cm">
            <text:p text:style-name="P4"><text:span text:style-name="T3">foo</text:span><text:span text:style-name="T4">.tpl</text:span></text:p>
            <draw:enhanced-geometry svg:viewBox="0 0 1646039 658415" draw:text-areas="?f22 ?f24 ?f23 ?f25" draw:glue-points="?f15 ?f16 ?f17 ?f16 ?f18 ?f19 ?f17 ?f20 ?f15 ?f20 ?f21 ?f19 ?f15 ?f16" draw:type="non-primitive" draw:enhanced-path="M 0 0 L 1316832 0 1646039 329208 1316832 658415 0 658415 329208 329208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6039"/>
              <draw:equation draw:name="f7" draw:formula="?f4 / 658415"/>
              <draw:equation draw:name="f8" draw:formula="0 * ?f5 / 1646039"/>
              <draw:equation draw:name="f9" draw:formula="0 * ?f4 / 658415"/>
              <draw:equation draw:name="f10" draw:formula="1316832 * ?f5 / 1646039"/>
              <draw:equation draw:name="f11" draw:formula="1646039 * ?f5 / 1646039"/>
              <draw:equation draw:name="f12" draw:formula="329208 * ?f4 / 658415"/>
              <draw:equation draw:name="f13" draw:formula="658415 * ?f4 / 658415"/>
              <draw:equation draw:name="f14" draw:formula="329208 * ?f5 / 1646039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Textfeld 6" draw:style-name="gr3" draw:text-style-name="P6" draw:layer="layout" svg:width="5.025cm" svg:height="1.624cm" svg:x="7.358cm" svg:y="3.724cm">
          <draw:text-box>
            <text:p text:style-name="P5"><text:span text:style-name="T5">controller</text:span></text:p>
          </draw:text-box>
        </draw:frame>
        <draw:frame draw:name="Textfeld 7" draw:style-name="gr4" draw:text-style-name="P6" draw:layer="layout" svg:width="2.667cm" svg:height="1.624cm" svg:x="18.238cm" svg:y="3.724cm">
          <draw:text-box>
            <text:p text:style-name="P5"><text:span text:style-name="T5">view</text:span></text:p>
          </draw:text-box>
        </draw:frame>
        <draw:custom-shape draw:name="Nach oben gekrümmter Pfeil 13" draw:style-name="gr5" draw:text-style-name="P3" draw:layer="layout" svg:width="6.159cm" svg:height="2.2cm" svg:x="13.742cm" svg:y="7.925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585858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Larissa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2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6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7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3">
            <text:list-item>
              <text:p text:style-name="MP13"><text:span text:style-name="MT5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6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8">Vierte Ebene</text:span><text:span text:style-name="MT8"><text:line-break/></text:span><text:span text:style-name="MT8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6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8">Vierte Ebene</text:span><text:span text:style-name="MT8"><text:line-break/></text:span><text:span text:style-name="MT8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4-twoObj-Zwei-Inhalt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3">
            <text:list-item>
              <text:p text:style-name="MP15"><text:span text:style-name="MT9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6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8">Dritte Ebene</text:span><text:span text:style-name="MT8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7">
            <text:list-item>
              <text:p text:style-name="MP15"><text:span text:style-name="MT9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6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8">Dritte Ebene</text:span><text:span text:style-name="MT8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6-titleOnly-Nur-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1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6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3">
            <text:list-item>
              <text:p text:style-name="MP17"><text:span text:style-name="MT12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1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3">
            <text:list-item>
              <text:p text:style-name="MP17"><text:span text:style-name="MT12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5-02-09">09.02.2015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$Build-2</meta:generator>
    <dc:title>PowerPoint-Präsentation</dc:title>
    <meta:initial-creator>Fischer Niklas</meta:initial-creator>
    <meta:creation-date>2015-02-09T16:11:40Z</meta:creation-date>
    <dc:date>2015-02-09T18:16:49.778274620</dc:date>
    <meta:editing-cycles>4</meta:editing-cycles>
    <meta:editing-duration>PT29M12S</meta:editing-duration>
    <meta:document-statistic meta:object-count="164"/>
  </office:meta>
</office:document-meta>
</file>